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Brandolini_2002_04">
            <text:p>Brandolini_2002_04</text:p>
          </table:table-cell>
          <table:table-cell office:value-type="float" office:value="44.41">
            <text:p>44.41</text:p>
          </table:table-cell>
          <table:table-cell office:value-type="float" office:value="8.88">
            <text:p>8.88</text:p>
          </table:table-cell>
          <table:table-cell office:value-type="float" office:value="6635.0">
            <text:p>6635.0</text:p>
          </table:table-cell>
          <table:table-cell office:value-type="float" office:value="50.0">
            <text:p>5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5.3">
            <text:p>-5.3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BrandoliniEtal2002,VacchiEtal2016">
            <text:p>BrandoliniEtal2002,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Brandolini_2002_01">
            <text:p>Brandolini_2002_01</text:p>
          </table:table-cell>
          <table:table-cell office:value-type="float" office:value="44.41">
            <text:p>44.41</text:p>
          </table:table-cell>
          <table:table-cell office:value-type="float" office:value="8.88">
            <text:p>8.88</text:p>
          </table:table-cell>
          <table:table-cell office:value-type="float" office:value="6595.0">
            <text:p>6595.0</text:p>
          </table:table-cell>
          <table:table-cell office:value-type="float" office:value="50.0">
            <text:p>5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25">
            <text:p>-6.12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BrandoliniEtal2002,VacchiEtal2016">
            <text:p>BrandoliniEtal2002,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BETA-101516">
            <text:p>BETA-101516</text:p>
          </table:table-cell>
          <table:table-cell office:value-type="float" office:value="44.4">
            <text:p>44.4</text:p>
          </table:table-cell>
          <table:table-cell office:value-type="float" office:value="8.92">
            <text:p>8.92</text:p>
          </table:table-cell>
          <table:table-cell office:value-type="float" office:value="2840.0">
            <text:p>2840.0</text:p>
          </table:table-cell>
          <table:table-cell office:value-type="float" office:value="50.0">
            <text:p>50.0</text:p>
          </table:table-cell>
          <table:table-cell office:value-type="string" office:value="Seagrass (P. oceanica)">
            <text:p>Seagrass (P. oceanic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.7">
            <text:p>-3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VacchiEtal2016">
            <text:p>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MBN-240">
            <text:p>MBN-240</text:p>
          </table:table-cell>
          <table:table-cell office:value-type="float" office:value="44.18">
            <text:p>44.18</text:p>
          </table:table-cell>
          <table:table-cell office:value-type="float" office:value="8.41">
            <text:p>8.41</text:p>
          </table:table-cell>
          <table:table-cell office:value-type="float" office:value="3330.0">
            <text:p>3330.0</text:p>
          </table:table-cell>
          <table:table-cell office:value-type="float" office:value="95.0">
            <text:p>95.0</text:p>
          </table:table-cell>
          <table:table-cell office:value-type="string" office:value="Shell on beachrock">
            <text:p>Shell on beachrock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FierroEtal1974,FierroGewelt1984,VacchiEtal2016">
            <text:p>FierroEtal1974,FierroGewelt1984,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BETA-22925">
            <text:p>BETA-22925</text:p>
          </table:table-cell>
          <table:table-cell office:value-type="float" office:value="44.27">
            <text:p>44.27</text:p>
          </table:table-cell>
          <table:table-cell office:value-type="float" office:value="8.44">
            <text:p>8.44</text:p>
          </table:table-cell>
          <table:table-cell office:value-type="float" office:value="7050.0">
            <text:p>7050.0</text:p>
          </table:table-cell>
          <table:table-cell office:value-type="float" office:value="70.0">
            <text:p>70.0</text:p>
          </table:table-cell>
          <table:table-cell office:value-type="string" office:value="Seagrass (P. oceanica)">
            <text:p>Seagrass (P. oceanic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19.7">
            <text:p>-19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CarobeneEtal2008,VacchiEtal2016">
            <text:p>CarobeneEtal2008,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BETA-91166">
            <text:p>BETA-91166</text:p>
          </table:table-cell>
          <table:table-cell office:value-type="float" office:value="44.4">
            <text:p>44.4</text:p>
          </table:table-cell>
          <table:table-cell office:value-type="float" office:value="8.92">
            <text:p>8.92</text:p>
          </table:table-cell>
          <table:table-cell office:value-type="float" office:value="1030.0">
            <text:p>1030.0</text:p>
          </table:table-cell>
          <table:table-cell office:value-type="float" office:value="40.0">
            <text:p>40.0</text:p>
          </table:table-cell>
          <table:table-cell office:value-type="string" office:value="Seagrass (P. oceanica)">
            <text:p>Seagrass (P. oceanic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VacchiEtal2016">
            <text:p>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BETA-91168">
            <text:p>BETA-91168</text:p>
          </table:table-cell>
          <table:table-cell office:value-type="float" office:value="44.4">
            <text:p>44.4</text:p>
          </table:table-cell>
          <table:table-cell office:value-type="float" office:value="8.9">
            <text:p>8.9</text:p>
          </table:table-cell>
          <table:table-cell office:value-type="float" office:value="2550.0">
            <text:p>2550.0</text:p>
          </table:table-cell>
          <table:table-cell office:value-type="float" office:value="70.0">
            <text:p>7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3.4">
            <text:p>-3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VacchiEtal2016">
            <text:p>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BETA-95851">
            <text:p>BETA-95851</text:p>
          </table:table-cell>
          <table:table-cell office:value-type="float" office:value="44.4">
            <text:p>44.4</text:p>
          </table:table-cell>
          <table:table-cell office:value-type="float" office:value="8.92">
            <text:p>8.92</text:p>
          </table:table-cell>
          <table:table-cell office:value-type="float" office:value="1220.0">
            <text:p>1220.0</text:p>
          </table:table-cell>
          <table:table-cell office:value-type="float" office:value="80.0">
            <text:p>80.0</text:p>
          </table:table-cell>
          <table:table-cell office:value-type="string" office:value="Seagrass (P. oceanica)">
            <text:p>Seagrass (P. oceanic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0.45">
            <text:p>-0.45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VacchiEtal2016">
            <text:p>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Brandolini_2002_02">
            <text:p>Brandolini_2002_02</text:p>
          </table:table-cell>
          <table:table-cell office:value-type="float" office:value="44.41">
            <text:p>44.41</text:p>
          </table:table-cell>
          <table:table-cell office:value-type="float" office:value="8.88">
            <text:p>8.88</text:p>
          </table:table-cell>
          <table:table-cell office:value-type="float" office:value="8340.0">
            <text:p>8340.0</text:p>
          </table:table-cell>
          <table:table-cell office:value-type="float" office:value="60.0">
            <text:p>6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8.025">
            <text:p>-18.025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BrandoliniEtal2002,VacchiEtal2016">
            <text:p>BrandoliniEtal2002,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GRN-21525">
            <text:p>GRN-21525</text:p>
          </table:table-cell>
          <table:table-cell office:value-type="float" office:value="44.4">
            <text:p>44.4</text:p>
          </table:table-cell>
          <table:table-cell office:value-type="float" office:value="8.94">
            <text:p>8.94</text:p>
          </table:table-cell>
          <table:table-cell office:value-type="float" office:value="5770.0">
            <text:p>577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3.0">
            <text:p>-3.0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Maggi1996,MontanariEtal2014,VacchiEtal2016">
            <text:p>Maggi1996,MontanariEtal2014,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Firpo_2013_01">
            <text:p>Firpo_2013_01</text:p>
          </table:table-cell>
          <table:table-cell office:value-type="float" office:value="44.4">
            <text:p>44.4</text:p>
          </table:table-cell>
          <table:table-cell office:value-type="float" office:value="8.9">
            <text:p>8.9</text:p>
          </table:table-cell>
          <table:table-cell office:value-type="float" office:value="1750.0">
            <text:p>1750.0</text:p>
          </table:table-cell>
          <table:table-cell office:value-type="float" office:value="50.0">
            <text:p>50.0</text:p>
          </table:table-cell>
          <table:table-cell office:value-type="string" office:value="Seagrass (P. oceanica)">
            <text:p>Seagrass (P. oceanica)</text:p>
          </table:table-cell>
          <table:table-cell office:value-type="string" office:value="marine">
            <text:p>marine</text:p>
          </table:table-cell>
          <table:table-cell office:value-type="float" office:value="-147.0">
            <text:p>-147.0</text:p>
          </table:table-cell>
          <table:table-cell office:value-type="float" office:value="60.0">
            <text:p>60.0</text:p>
          </table:table-cell>
          <table:table-cell office:value-type="float" office:value="-1.0">
            <text:p>-1.0</text:p>
          </table:table-cell>
          <table:table-cell office:value-type="float" office:value="-2.4">
            <text:p>-2.4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VacchiEtal2016">
            <text:p>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Chelli_2005_02">
            <text:p>Chelli_2005_02</text:p>
          </table:table-cell>
          <table:table-cell office:value-type="float" office:value="44.34">
            <text:p>44.34</text:p>
          </table:table-cell>
          <table:table-cell office:value-type="float" office:value="9.24">
            <text:p>9.24</text:p>
          </table:table-cell>
          <table:table-cell office:value-type="float" office:value="140.0">
            <text:p>140.0</text:p>
          </table:table-cell>
          <table:table-cell office:value-type="float" office:value="120.0">
            <text:p>12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3">
            <text:p>-0.3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helliEtal2005,VacchiEtal2016">
            <text:p>ChelliEtal2005,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archeological">
            <text:p>archeological</text:p>
          </table:table-cell>
          <table:table-cell office:value-type="string" office:value="Chelli_2005_01">
            <text:p>Chelli_2005_01</text:p>
          </table:table-cell>
          <table:table-cell office:value-type="float" office:value="44.34">
            <text:p>44.34</text:p>
          </table:table-cell>
          <table:table-cell office:value-type="float" office:value="9.24">
            <text:p>9.24</text:p>
          </table:table-cell>
          <table:table-cell office:value-type="float" office:value="2000.0">
            <text:p>2000.0</text:p>
          </table:table-cell>
          <table:table-cell office:value-type="float" office:value="50.0">
            <text:p>50.0</text:p>
          </table:table-cell>
          <table:table-cell office:value-type="string" office:value="Archeological datum">
            <text:p>Archeological datum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2">
            <text:p>-0.2</text:p>
          </table:table-cell>
          <table:table-cell office:value-type="float" office:value="0.3">
            <text:p>0.3</text:p>
          </table:table-cell>
          <table:table-cell office:value-type="float" office:value="0.3">
            <text:p>0.3</text:p>
          </table:table-cell>
          <table:table-cell office:value-type="string" office:value="ChelliEtal2005,LambeckEtal2011,VacchiEtal2016">
            <text:p>ChelliEtal2005,LambeckEtal2011,VacchiEtal2016</text:p>
          </table:table-cell>
        </table:table-row>
        <table:table-row>
          <table:table-cell office:value-type="string" office:value="Liguria">
            <text:p>Liguria</text:p>
          </table:table-cell>
          <table:table-cell office:value-type="string" office:value="radiocarbon">
            <text:p>radiocarbon</text:p>
          </table:table-cell>
          <table:table-cell office:value-type="string" office:value="Brandolini_2002_03">
            <text:p>Brandolini_2002_03</text:p>
          </table:table-cell>
          <table:table-cell office:value-type="float" office:value="44.41">
            <text:p>44.41</text:p>
          </table:table-cell>
          <table:table-cell office:value-type="float" office:value="8.88">
            <text:p>8.88</text:p>
          </table:table-cell>
          <table:table-cell office:value-type="float" office:value="7690.0">
            <text:p>7690.0</text:p>
          </table:table-cell>
          <table:table-cell office:value-type="float" office:value="80.0">
            <text:p>80.0</text:p>
          </table:table-cell>
          <table:table-cell office:value-type="string" office:value="Organic clay">
            <text:p>Organic clay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9.8">
            <text:p>-9.8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BrandoliniEtal2002,VacchiEtal2016">
            <text:p>BrandoliniEtal2002,VacchiEtal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